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style:font-name="Arial" fo:font-size="10pt" fo:font-weight="bold" officeooo:paragraph-rsid="004d0a2a" style:font-size-asian="10pt" style:font-weight-asian="bold" style:font-size-complex="10pt" style:font-weight-complex="bold"/>
    </style:style>
    <style:style style:name="P2" style:family="paragraph" style:parent-style-name="Standard">
      <style:text-properties officeooo:rsid="003f8169" officeooo:paragraph-rsid="0005322a"/>
    </style:style>
    <style:style style:name="P3" style:family="paragraph" style:parent-style-name="Standard">
      <style:text-properties officeooo:paragraph-rsid="000f88bf"/>
    </style:style>
    <style:style style:name="P4" style:family="paragraph" style:parent-style-name="Standard">
      <style:text-properties officeooo:rsid="00126268" officeooo:paragraph-rsid="00126268"/>
    </style:style>
    <style:style style:name="P5" style:family="paragraph" style:parent-style-name="Standard">
      <style:text-properties officeooo:rsid="00137227" officeooo:paragraph-rsid="00137227"/>
    </style:style>
    <style:style style:name="P6" style:family="paragraph" style:parent-style-name="Standard">
      <style:text-properties officeooo:rsid="00147748" officeooo:paragraph-rsid="00147748"/>
    </style:style>
    <style:style style:name="P7" style:family="paragraph" style:parent-style-name="Standard">
      <style:text-properties officeooo:rsid="00147748" officeooo:paragraph-rsid="00518aed"/>
    </style:style>
    <style:style style:name="P8" style:family="paragraph" style:parent-style-name="Standard">
      <style:text-properties officeooo:rsid="00158b7f" officeooo:paragraph-rsid="00158b7f"/>
    </style:style>
    <style:style style:name="P9" style:family="paragraph" style:parent-style-name="Standard">
      <style:text-properties officeooo:rsid="00167d5c" officeooo:paragraph-rsid="00167d5c"/>
    </style:style>
    <style:style style:name="P10" style:family="paragraph" style:parent-style-name="Standard">
      <style:text-properties officeooo:rsid="00167d5c" officeooo:paragraph-rsid="00147748"/>
    </style:style>
    <style:style style:name="P11" style:family="paragraph" style:parent-style-name="Standard">
      <style:text-properties officeooo:rsid="00167d5c" officeooo:paragraph-rsid="0065c441"/>
    </style:style>
    <style:style style:name="P12" style:family="paragraph" style:parent-style-name="Standard">
      <style:text-properties officeooo:rsid="0019e515" officeooo:paragraph-rsid="0019e515"/>
    </style:style>
    <style:style style:name="P13" style:family="paragraph" style:parent-style-name="Standard">
      <style:text-properties fo:font-weight="normal" officeooo:rsid="001a9ea6" officeooo:paragraph-rsid="0019e515" style:font-weight-asian="normal" style:font-weight-complex="normal"/>
    </style:style>
    <style:style style:name="P14" style:family="paragraph" style:parent-style-name="Standard">
      <style:text-properties fo:font-weight="normal" officeooo:rsid="00230dc4" officeooo:paragraph-rsid="00230dc4" style:font-weight-asian="normal" style:font-weight-complex="normal"/>
    </style:style>
    <style:style style:name="P15" style:family="paragraph" style:parent-style-name="Standard">
      <style:text-properties fo:font-weight="normal" officeooo:rsid="00230dc4" officeooo:paragraph-rsid="00243b7b" style:font-weight-asian="normal" style:font-weight-complex="normal"/>
    </style:style>
    <style:style style:name="P16" style:family="paragraph" style:parent-style-name="Standard">
      <style:text-properties fo:font-weight="normal" officeooo:rsid="00230dc4" officeooo:paragraph-rsid="00257d8f" style:font-weight-asian="normal" style:font-weight-complex="normal"/>
    </style:style>
    <style:style style:name="P17" style:family="paragraph" style:parent-style-name="Standard">
      <style:text-properties fo:font-weight="normal" officeooo:rsid="00230dc4" officeooo:paragraph-rsid="0053699b" style:font-weight-asian="normal" style:font-weight-complex="normal"/>
    </style:style>
    <style:style style:name="P18" style:family="paragraph" style:parent-style-name="Standard">
      <style:text-properties fo:font-weight="normal" officeooo:rsid="00243b7b" officeooo:paragraph-rsid="00243b7b" style:font-weight-asian="normal" style:font-weight-complex="normal"/>
    </style:style>
    <style:style style:name="P19" style:family="paragraph" style:parent-style-name="Standard">
      <style:text-properties fo:font-weight="normal" officeooo:rsid="00243b7b" officeooo:paragraph-rsid="0065c441" style:font-weight-asian="normal" style:font-weight-complex="normal"/>
    </style:style>
    <style:style style:name="P20" style:family="paragraph" style:parent-style-name="Standard">
      <style:text-properties fo:font-weight="normal" officeooo:rsid="00257d8f" officeooo:paragraph-rsid="00257d8f" style:font-weight-asian="normal" style:font-weight-complex="normal"/>
    </style:style>
    <style:style style:name="P21" style:family="paragraph" style:parent-style-name="Standard">
      <style:text-properties fo:font-weight="normal" officeooo:rsid="00272f16" officeooo:paragraph-rsid="00272f16" style:font-weight-asian="normal" style:font-weight-complex="normal"/>
    </style:style>
    <style:style style:name="P22" style:family="paragraph" style:parent-style-name="Standard">
      <style:text-properties fo:font-weight="normal" officeooo:rsid="00290c61" officeooo:paragraph-rsid="00290c61" style:font-weight-asian="normal" style:font-weight-complex="normal"/>
    </style:style>
    <style:style style:name="P23" style:family="paragraph" style:parent-style-name="Standard">
      <style:text-properties fo:font-weight="normal" officeooo:rsid="00290c61" officeooo:paragraph-rsid="002a6083" style:font-weight-asian="normal" style:font-weight-complex="normal"/>
    </style:style>
    <style:style style:name="P24" style:family="paragraph" style:parent-style-name="Standard">
      <style:text-properties fo:font-weight="normal" officeooo:rsid="002b7c94" officeooo:paragraph-rsid="002b7c94" style:font-weight-asian="normal" style:font-weight-complex="normal"/>
    </style:style>
    <style:style style:name="P25" style:family="paragraph" style:parent-style-name="Standard">
      <style:text-properties fo:font-weight="normal" officeooo:rsid="002c4c0d" officeooo:paragraph-rsid="002e3f23" style:font-weight-asian="normal" style:font-weight-complex="normal"/>
    </style:style>
    <style:style style:name="P26" style:family="paragraph" style:parent-style-name="Standard">
      <style:text-properties fo:font-weight="normal" officeooo:rsid="002efc6a" officeooo:paragraph-rsid="0031955d" style:font-weight-asian="normal" style:font-weight-complex="normal"/>
    </style:style>
    <style:style style:name="P27" style:family="paragraph" style:parent-style-name="Standard">
      <style:text-properties fo:font-weight="normal" officeooo:rsid="002e3f23" officeooo:paragraph-rsid="002efc6a" style:font-weight-asian="normal" style:font-weight-complex="normal"/>
    </style:style>
    <style:style style:name="P28" style:family="paragraph" style:parent-style-name="Standard">
      <style:text-properties fo:font-weight="normal" officeooo:paragraph-rsid="002efc6a" style:font-weight-asian="normal" style:font-weight-complex="normal"/>
    </style:style>
    <style:style style:name="P29" style:family="paragraph" style:parent-style-name="Standard">
      <style:text-properties fo:font-weight="normal" officeooo:rsid="00295e73" officeooo:paragraph-rsid="002efc6a" style:font-weight-asian="normal" style:font-weight-complex="normal"/>
    </style:style>
    <style:style style:name="P30" style:family="paragraph" style:parent-style-name="Standard">
      <style:text-properties fo:font-weight="normal" officeooo:rsid="00549ff3" officeooo:paragraph-rsid="00551d32" style:font-weight-asian="normal" style:font-weight-complex="normal"/>
    </style:style>
    <style:style style:name="P31" style:family="paragraph" style:parent-style-name="Standard">
      <style:text-properties fo:font-weight="normal" officeooo:rsid="0056c8bb" officeooo:paragraph-rsid="0056c8bb" style:font-weight-asian="normal" style:font-weight-complex="normal"/>
    </style:style>
    <style:style style:name="P32" style:family="paragraph" style:parent-style-name="Standard">
      <style:text-properties fo:font-weight="normal" officeooo:rsid="0017032c" officeooo:paragraph-rsid="00167d5c" style:font-weight-asian="normal" style:font-weight-complex="normal"/>
    </style:style>
    <style:style style:name="P33" style:family="paragraph" style:parent-style-name="Standard">
      <style:text-properties fo:font-weight="normal" officeooo:rsid="0053eb90" officeooo:paragraph-rsid="0053eb90" style:font-weight-asian="normal" style:font-weight-complex="normal"/>
    </style:style>
    <style:style style:name="P34" style:family="paragraph" style:parent-style-name="Standard">
      <style:text-properties fo:font-weight="normal" officeooo:rsid="0019e515" officeooo:paragraph-rsid="0065c441" style:font-weight-asian="normal" style:font-weight-complex="normal"/>
    </style:style>
    <style:style style:name="P35" style:family="paragraph" style:parent-style-name="Standard">
      <style:text-properties officeooo:rsid="000cc1ce" officeooo:paragraph-rsid="002efc6a"/>
    </style:style>
    <style:style style:name="P36" style:family="paragraph" style:parent-style-name="Standard">
      <style:text-properties officeooo:paragraph-rsid="0036ca91"/>
    </style:style>
    <style:style style:name="P37" style:family="paragraph" style:parent-style-name="Standard">
      <style:text-properties officeooo:rsid="003666a3" officeooo:paragraph-rsid="003a0aef"/>
    </style:style>
    <style:style style:name="P38" style:family="paragraph" style:parent-style-name="Standard">
      <style:text-properties officeooo:paragraph-rsid="004d18e2"/>
    </style:style>
    <style:style style:name="P39" style:family="paragraph" style:parent-style-name="Standard">
      <style:text-properties fo:font-weight="bold" officeooo:rsid="00158b7f" officeooo:paragraph-rsid="00518aed" style:font-weight-asian="bold" style:font-weight-complex="bold"/>
    </style:style>
    <style:style style:name="P40" style:family="paragraph" style:parent-style-name="Standard">
      <style:text-properties fo:font-weight="bold" officeooo:rsid="00230dc4" officeooo:paragraph-rsid="0053699b" style:font-weight-asian="bold" style:font-weight-complex="bold"/>
    </style:style>
    <style:style style:name="P41" style:family="paragraph" style:parent-style-name="Standard">
      <style:text-properties officeooo:paragraph-rsid="0062184f"/>
    </style:style>
    <style:style style:name="P42" style:family="paragraph" style:parent-style-name="Standard">
      <style:text-properties officeooo:paragraph-rsid="00257d8f"/>
    </style:style>
    <style:style style:name="P43" style:family="paragraph" style:parent-style-name="Standard">
      <style:text-properties officeooo:paragraph-rsid="00671a2c"/>
    </style:style>
    <style:style style:name="P44" style:family="paragraph" style:parent-style-name="Standard" style:list-style-name="L1">
      <style:text-properties officeooo:paragraph-rsid="003a0aef"/>
    </style:style>
    <style:style style:name="P45" style:family="paragraph" style:parent-style-name="Standard" style:list-style-name="L1">
      <style:text-properties officeooo:rsid="003a0aef" officeooo:paragraph-rsid="003a0aef"/>
    </style:style>
    <style:style style:name="P46" style:family="paragraph" style:parent-style-name="Standard" style:list-style-name="L1">
      <style:text-properties officeooo:rsid="003bcc7b" officeooo:paragraph-rsid="003bcc7b"/>
    </style:style>
    <style:style style:name="P47" style:family="paragraph" style:parent-style-name="Text_20_body" style:list-style-name="L2">
      <style:text-properties officeooo:rsid="0020d8f5" officeooo:paragraph-rsid="0022a2cc"/>
    </style:style>
    <style:style style:name="P48" style:family="paragraph" style:parent-style-name="Text_20_body" style:list-style-name="L2">
      <style:text-properties officeooo:rsid="0020d8f5" officeooo:paragraph-rsid="0045565c"/>
    </style:style>
    <style:style style:name="P49" style:family="paragraph" style:parent-style-name="Text_20_body" style:list-style-name="L2">
      <style:text-properties officeooo:rsid="0005322a" officeooo:paragraph-rsid="004246a4"/>
    </style:style>
    <style:style style:name="P50" style:family="paragraph" style:parent-style-name="Heading_20_2">
      <style:paragraph-properties fo:text-align="center" style:justify-single-word="false"/>
      <style:text-properties officeooo:paragraph-rsid="004d0a2a"/>
    </style:style>
    <style:style style:name="P51" style:family="paragraph" style:parent-style-name="Heading_20_4">
      <style:text-properties officeooo:paragraph-rsid="0062184f"/>
    </style:style>
    <style:style style:name="P52" style:family="paragraph" style:parent-style-name="Heading_20_4">
      <style:text-properties officeooo:paragraph-rsid="0065c441"/>
    </style:style>
    <style:style style:name="P53" style:family="paragraph" style:parent-style-name="Heading_20_3">
      <style:text-properties officeooo:rsid="0034871e" officeooo:paragraph-rsid="0036ca91"/>
    </style:style>
    <style:style style:name="P54" style:family="paragraph" style:parent-style-name="Heading_20_3">
      <style:text-properties officeooo:paragraph-rsid="0036ca91"/>
    </style:style>
    <style:style style:name="T1" style:family="text">
      <style:text-properties officeooo:rsid="002c5fe1"/>
    </style:style>
    <style:style style:name="T2" style:family="text">
      <style:text-properties officeooo:rsid="00230dc4"/>
    </style:style>
    <style:style style:name="T3" style:family="text">
      <style:text-properties officeooo:rsid="0005322a"/>
    </style:style>
    <style:style style:name="T4" style:family="text">
      <style:text-properties officeooo:rsid="0006ff30"/>
    </style:style>
    <style:style style:name="T5" style:family="text">
      <style:text-properties officeooo:rsid="0007a4d9"/>
    </style:style>
    <style:style style:name="T6" style:family="text">
      <style:text-properties fo:font-weight="bold" style:font-weight-asian="bold" style:font-weight-complex="bold"/>
    </style:style>
    <style:style style:name="T7" style:family="text">
      <style:text-properties fo:font-weight="bold" officeooo:rsid="0006ff30" style:font-weight-asian="bold" style:font-weight-complex="bold"/>
    </style:style>
    <style:style style:name="T8" style:family="text">
      <style:text-properties fo:font-weight="bold" officeooo:rsid="00116edc" style:font-weight-asian="bold" style:font-weight-complex="bold"/>
    </style:style>
    <style:style style:name="T9" style:family="text">
      <style:text-properties fo:font-weight="bold" officeooo:rsid="00125771" style:font-weight-asian="bold" style:font-weight-complex="bold"/>
    </style:style>
    <style:style style:name="T10" style:family="text">
      <style:text-properties fo:font-weight="bold" officeooo:rsid="00137227" style:font-weight-asian="bold" style:font-weight-complex="bold"/>
    </style:style>
    <style:style style:name="T11" style:family="text">
      <style:text-properties fo:font-weight="bold" officeooo:rsid="00295e73" style:font-weight-asian="bold" style:font-weight-complex="bold"/>
    </style:style>
    <style:style style:name="T12" style:family="text">
      <style:text-properties fo:font-weight="bold" officeooo:rsid="00518aed" style:font-weight-asian="bold" style:font-weight-complex="bold"/>
    </style:style>
    <style:style style:name="T13" style:family="text">
      <style:text-properties fo:font-weight="bold" officeooo:rsid="0017032c" style:font-weight-asian="bold" style:font-weight-complex="bold"/>
    </style:style>
    <style:style style:name="T14" style:family="text">
      <style:text-properties fo:font-weight="bold" officeooo:rsid="0053eb90" style:font-weight-asian="bold" style:font-weight-complex="bold"/>
    </style:style>
    <style:style style:name="T15" style:family="text">
      <style:text-properties fo:font-weight="bold" officeooo:rsid="0062184f" style:font-weight-asian="bold" style:font-weight-complex="bold"/>
    </style:style>
    <style:style style:name="T16" style:family="text">
      <style:text-properties fo:font-weight="bold" officeooo:rsid="0063dcd3" style:font-weight-asian="bold" style:font-weight-complex="bold"/>
    </style:style>
    <style:style style:name="T17" style:family="text">
      <style:text-properties fo:font-weight="bold" officeooo:rsid="00167d5c" style:font-weight-asian="bold" style:font-weight-complex="bold"/>
    </style:style>
    <style:style style:name="T18" style:family="text">
      <style:text-properties fo:font-weight="bold" officeooo:rsid="00230dc4" style:font-weight-asian="bold" style:font-weight-complex="bold"/>
    </style:style>
    <style:style style:name="T19" style:family="text">
      <style:text-properties officeooo:rsid="000f88bf"/>
    </style:style>
    <style:style style:name="T20" style:family="text">
      <style:text-properties officeooo:rsid="00116edc"/>
    </style:style>
    <style:style style:name="T21" style:family="text">
      <style:text-properties officeooo:rsid="00125771"/>
    </style:style>
    <style:style style:name="T22" style:family="text">
      <style:text-properties officeooo:rsid="00137227"/>
    </style:style>
    <style:style style:name="T23" style:family="text">
      <style:text-properties officeooo:rsid="00147748"/>
    </style:style>
    <style:style style:name="T24" style:family="text">
      <style:text-properties officeooo:rsid="00167d5c"/>
    </style:style>
    <style:style style:name="T25" style:family="text">
      <style:text-properties fo:font-weight="normal" style:font-weight-asian="normal" style:font-weight-complex="normal"/>
    </style:style>
    <style:style style:name="T26" style:family="text">
      <style:text-properties fo:font-weight="normal" officeooo:rsid="0017032c" style:font-weight-asian="normal" style:font-weight-complex="normal"/>
    </style:style>
    <style:style style:name="T27" style:family="text">
      <style:text-properties fo:font-weight="normal" officeooo:rsid="0018967c" style:font-weight-asian="normal" style:font-weight-complex="normal"/>
    </style:style>
    <style:style style:name="T28" style:family="text">
      <style:text-properties fo:font-weight="normal" officeooo:rsid="0019e515" style:font-weight-asian="normal" style:font-weight-complex="normal"/>
    </style:style>
    <style:style style:name="T29" style:family="text">
      <style:text-properties fo:font-weight="normal" officeooo:rsid="001a9ea6" style:font-weight-asian="normal" style:font-weight-complex="normal"/>
    </style:style>
    <style:style style:name="T30" style:family="text">
      <style:text-properties fo:font-weight="normal" officeooo:rsid="00230dc4" style:font-weight-asian="normal" style:font-weight-complex="normal"/>
    </style:style>
    <style:style style:name="T31" style:family="text">
      <style:text-properties fo:font-weight="normal" officeooo:rsid="00295e73" style:font-weight-asian="normal" style:font-weight-complex="normal"/>
    </style:style>
    <style:style style:name="T32" style:family="text">
      <style:text-properties fo:font-weight="normal" officeooo:rsid="002e3f23" style:font-weight-asian="normal" style:font-weight-complex="normal"/>
    </style:style>
    <style:style style:name="T33" style:family="text">
      <style:text-properties fo:font-weight="normal" officeooo:rsid="0053699b" style:font-weight-asian="normal" style:font-weight-complex="normal"/>
    </style:style>
    <style:style style:name="T34" style:family="text">
      <style:text-properties fo:font-weight="normal" officeooo:rsid="0053eb90" style:font-weight-asian="normal" style:font-weight-complex="normal"/>
    </style:style>
    <style:style style:name="T35" style:family="text">
      <style:text-properties fo:font-weight="normal" officeooo:rsid="0062184f" style:font-weight-asian="normal" style:font-weight-complex="normal"/>
    </style:style>
    <style:style style:name="T36" style:family="text">
      <style:text-properties fo:font-weight="normal" officeooo:rsid="0046819e" style:font-weight-asian="normal" style:font-weight-complex="normal"/>
    </style:style>
    <style:style style:name="T37" style:family="text">
      <style:text-properties fo:font-weight="normal" officeooo:rsid="000f88bf" style:font-weight-asian="normal" style:font-weight-complex="normal"/>
    </style:style>
    <style:style style:name="T38" style:family="text">
      <style:text-properties fo:font-weight="normal" officeooo:rsid="00167d5c" style:font-weight-asian="normal" style:font-weight-complex="normal"/>
    </style:style>
    <style:style style:name="T39" style:family="text">
      <style:text-properties fo:font-weight="normal" officeooo:rsid="0063dcd3" style:font-weight-asian="normal" style:font-weight-complex="normal"/>
    </style:style>
    <style:style style:name="T40" style:family="text">
      <style:text-properties fo:font-weight="normal" officeooo:rsid="0065c441" style:font-weight-asian="normal" style:font-weight-complex="normal"/>
    </style:style>
    <style:style style:name="T41" style:family="text">
      <style:text-properties fo:font-weight="normal" officeooo:rsid="00671a2c" style:font-weight-asian="normal" style:font-weight-complex="normal"/>
    </style:style>
    <style:style style:name="T42" style:family="text">
      <style:text-properties officeooo:rsid="001d8868"/>
    </style:style>
    <style:style style:name="T43" style:family="text">
      <style:text-properties officeooo:rsid="001ee184"/>
    </style:style>
    <style:style style:name="T44" style:family="text">
      <style:text-properties officeooo:rsid="0022a2cc"/>
    </style:style>
    <style:style style:name="T45" style:family="text">
      <style:text-properties officeooo:rsid="00243b7b"/>
    </style:style>
    <style:style style:name="T46" style:family="text">
      <style:text-properties officeooo:rsid="00257d8f"/>
    </style:style>
    <style:style style:name="T47" style:family="text">
      <style:text-properties officeooo:rsid="00290c61"/>
    </style:style>
    <style:style style:name="T48" style:family="text">
      <style:text-properties officeooo:rsid="002a6083"/>
    </style:style>
    <style:style style:name="T49" style:family="text">
      <style:text-properties officeooo:rsid="002efc6a"/>
    </style:style>
    <style:style style:name="T50" style:family="text">
      <style:text-properties officeooo:rsid="002b1883"/>
    </style:style>
    <style:style style:name="T51" style:family="text">
      <style:text-properties officeooo:rsid="00295e73"/>
    </style:style>
    <style:style style:name="T52" style:family="text">
      <style:text-properties officeooo:rsid="0031955d"/>
    </style:style>
    <style:style style:name="T53" style:family="text">
      <style:text-properties officeooo:rsid="00335bc6"/>
    </style:style>
    <style:style style:name="T54" style:family="text">
      <style:text-properties officeooo:rsid="0034871e"/>
    </style:style>
    <style:style style:name="T55" style:family="text">
      <style:text-properties officeooo:rsid="003666a3"/>
    </style:style>
    <style:style style:name="T56" style:family="text">
      <style:text-properties officeooo:rsid="003a0aef"/>
    </style:style>
    <style:style style:name="T57" style:family="text">
      <style:text-properties officeooo:rsid="003c6cc8"/>
    </style:style>
    <style:style style:name="T58" style:family="text">
      <style:text-properties officeooo:rsid="003eed98"/>
    </style:style>
    <style:style style:name="T59" style:family="text">
      <style:text-properties officeooo:rsid="004067d0"/>
    </style:style>
    <style:style style:name="T60" style:family="text">
      <style:text-properties officeooo:rsid="004367a5"/>
    </style:style>
    <style:style style:name="T61" style:family="text">
      <style:text-properties officeooo:rsid="0044ce70"/>
    </style:style>
    <style:style style:name="T62" style:family="text">
      <style:text-properties officeooo:rsid="0049b594"/>
    </style:style>
    <style:style style:name="T63" style:family="text">
      <style:text-properties officeooo:rsid="00031b05"/>
    </style:style>
    <style:style style:name="T64" style:family="text">
      <style:text-properties officeooo:rsid="004d18e2"/>
    </style:style>
    <style:style style:name="T65" style:family="text">
      <style:text-properties officeooo:rsid="004e8f42"/>
    </style:style>
    <style:style style:name="T66" style:family="text">
      <style:text-properties officeooo:rsid="00518aed"/>
    </style:style>
    <style:style style:name="T67" style:family="text">
      <style:text-properties officeooo:rsid="0051ee62"/>
    </style:style>
    <style:style style:name="T68" style:family="text">
      <style:text-properties officeooo:rsid="0053699b"/>
    </style:style>
    <style:style style:name="T69" style:family="text">
      <style:text-properties officeooo:rsid="0053eb90"/>
    </style:style>
    <style:style style:name="T70" style:family="text">
      <style:text-properties officeooo:rsid="00551d32"/>
    </style:style>
    <style:style style:name="T71" style:family="text">
      <style:text-properties officeooo:rsid="0058c8b1"/>
    </style:style>
    <style:style style:name="T72" style:family="text">
      <style:text-properties officeooo:rsid="0062184f"/>
    </style:style>
    <style:style style:name="T73" style:family="text">
      <style:text-properties officeooo:rsid="0063dcd3"/>
    </style:style>
    <style:style style:name="T74" style:family="text">
      <style:text-properties officeooo:rsid="0065c441"/>
    </style:style>
    <style:style style:name="T75" style:family="text">
      <style:text-properties officeooo:rsid="00671a2c"/>
    </style:style>
    <style:style style:name="fr1"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number:date-style style:name="N81">
      <number:day/>
      <number:text>. </number:text>
      <number:month number:style="long"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0" text:outline-level="2">How to <text:span text:style-name="T59">g</text:span>et <text:span text:style-name="T58">software updates for a Full Wasta-Offline </text:span>Mirror<text:line-break/><text:span text:style-name="T58">residing on a 1TB USB hard drive</text:span><text:line-break/>by Bill Martin<text:span text:style-name="T63"> (revised </text:span><text:span text:style-name="T63"><text:modification-date style:data-style-name="N81">30. August 2017</text:modification-date></text:span><text:span text:style-name="T63">)</text:span></text:h>
      <text:p text:style-name="P2"/>
      <text:h text:style-name="Heading_20_3" text:outline-level="3">What is this document?</text:h>
      <text:p text:style-name="Standard"><draw:frame draw:style-name="fr1" draw:name="Image55" text:anchor-type="paragraph" svg:x="0.0008in" svg:y="0.0409in" svg:width="3.4453in" svg:height="0.739in" draw:z-index="13"><draw:image xlink:href="../wasta-docs-images/Wasta-logo-low-res.jpg" xlink:type="simple" xlink:show="embed" xlink:actuate="onLoad"/></draw:frame>This document <text:span text:style-name="T42">is an illustrated guide that </text:span>shows how to <text:span text:style-name="T3">retrieve the latest</text:span> <text:span text:style-name="T3">Linux software and updates for use by the </text:span>Wasta<text:span text:style-name="T3">-Offline</text:span> <text:span text:style-name="T3">program from the Internet repositories (or software mirrors) saving those updates on an external 1TB USB drive (known as a “full software mirror”). Wasta Linux users can then use the external 1TB USB drive to update the software on one or more Wasta Linux computers using the Wasta-Offline program which is pre-installed on all Wasta Linux systems. </text:span></text:p>
      <text:p text:style-name="Standard"/>
      <text:h text:style-name="Heading_20_3" text:outline-level="3">Who is this document for?</text:h>
      <text:p text:style-name="Standard">This document is designed to be a guide for <text:span text:style-name="T59">an </text:span>Advisor,<text:span text:style-name="T59"> </text:span>Consultant, or Technician, as it involves the running of a script and interacting with prompts in a terminal window. <text:span text:style-name="T59">But, d</text:span>on’t worry. The steps are well illustrated with screen shots and should be relatively easy for most users of Wasta Linux to follow.</text:p>
      <text:h text:style-name="P53" text:outline-level="3">When <text:span text:style-name="T55">does it make sense </text:span>to use this procedure</text:h>
      <text:p text:style-name="P37">It makes sense:</text:p>
      <text:list xml:id="list353044259" text:style-name="L1">
        <text:list-item>
          <text:p text:style-name="P44"><text:span text:style-name="T56">When the 1TB drive containing the Fulll </text:span>Wasta-Offline <text:span text:style-name="T54">Mirror can be periodically updated using a reasonably fast, reliable, and inexpensive local Internet connection, or</text:span></text:p>
        </text:list-item>
        <text:list-item>
          <text:p text:style-name="P45">When the 1TB drive can be periodically taken to a location where Internet access is “free” or low cost, such as a regional center (like Ukarumpa) where the center keeps its own Linux software mirrors that you can access, to obtain the latest software updates for the Full Wasta-Offline Mirror</text:p>
        </text:list-item>
        <text:list-item>
          <text:p text:style-name="P46">Where you need to Install Wasta Linux on <text:span text:style-name="T57">potentially many</text:span> computer<text:span text:style-name="T57">s</text:span> and bring those computers up to date in the most efficient way possible</text:p>
        </text:list-item>
        <text:list-item>
          <text:p text:style-name="P46">Where new software needs to be installed <text:span text:style-name="T57">and that software doesn’t exist yet on any available Wasta computer </text:span></text:p>
        </text:list-item>
      </text:list>
      <text:p text:style-name="P36"><text:span text:style-name="Strong_20_Emphasis"/></text:p>
      <text:h text:style-name="P54" text:outline-level="3">Related How To <text:span text:style-name="T53">d</text:span>ocuments</text:h>
      <text:list xml:id="list3047658824" text:style-name="L2">
        <text:list-item>
          <text:p text:style-name="P47">“<text:a xlink:type="simple" xlink:href="../How%20to%20obtain%20a%20Full%20Wasta-Offline%20Mirror%20residing%20on%20a%201TB%20USB%20hard%20drive.html" text:style-name="Internet_20_link" text:visited-style-name="Visited_20_Internet_20_Link"><text:span text:style-name="T61">How to obtain a Full Wasta-Offline Mirror residing on a 1TB USB hard drive</text:span></text:a><text:span text:style-name="T61">”</text:span></text:p>
        </text:list-item>
        <text:list-item>
          <text:p text:style-name="P49">“<text:a xlink:type="simple" xlink:href="../How%20to%20update%20your%20Wasta-Linux%20software%20offline%20by%20memory%20stick%20or%20external%20hard%20drive.html" text:style-name="Internet_20_link" text:visited-style-name="Visited_20_Internet_20_Link">How to update your Wasta-Linux software </text:a><text:a xlink:type="simple" xlink:href="../How%20to%20update%20your%20Wasta-Linux%20software%20offline%20by%20memory%20stick%20or%20external%20hard%20drive.html" text:style-name="Internet_20_link" text:visited-style-name="Visited_20_Internet_20_Link"><text:span text:style-name="T60">offline </text:span></text:a><text:a xlink:type="simple" xlink:href="../How%20to%20update%20your%20Wasta-Linux%20software%20offline%20by%20memory%20stick%20or%20external%20hard%20drive.html" text:style-name="Internet_20_link" text:visited-style-name="Visited_20_Internet_20_Link">by memory stick or external hard drive</text:a>”</text:p>
        </text:list-item>
        <text:list-item>
          <text:p text:style-name="P48">“<text:a xlink:type="simple" xlink:href="../How%20to%20get%20software%20updates%20from%20one%20Wasta%20computer%20and%20transfer%20them%20to%20another%20Wasta%20computer%20using%20wasta-offline-setup.html" text:style-name="Internet_20_link" text:visited-style-name="Visited_20_Internet_20_Link"><text:span text:style-name="T44">How to get software updates from one Wasta computer and transfer them to another Wasta computer using wasta-offline-setup</text:span></text:a>”</text:p>
        </text:list-item>
      </text:list>
      <text:h text:style-name="Heading_20_3" text:outline-level="3"><text:soft-page-break/>Where does Linux software reside? <text:span text:style-name="T43">Is it secure?</text:span></text:h>
      <text:p text:style-name="Standard">Most Linux software is stored and maintained on public servers known as software repositories or mirrors. Those repositories and mirrors are highly secure and designed so that only trusted software developers are allowed to <text:span text:style-name="T5">contribute and upload software to them. Anyone can “read” or “copy” software packages from them, but only software that has been “signed” by the use of encrypted “keys” is allowed into them.</text:span></text:p>
      <text:h text:style-name="Heading_20_3" text:outline-level="3">How is Linux software kept up to date?</text:h>
      <text:p text:style-name="Standard">Linux software is open source and the software used in Wasta Linux is being regularly updated by its developers who may enhance the software with new features, fix bugs, and issue security updates. Those developers securely post updates to the appropriate software repositories. </text:p>
      <text:p text:style-name="Standard"/>
      <text:p text:style-name="P38"><text:span text:style-name="T43">The software on y</text:span>our Wasta Linux computer can be kept up to date directly from the Internet, or indirectly <text:span text:style-name="T42">- </text:span>by accessing a “mirror” of the Internet repositories that have been <text:span text:style-name="T42">previously </text:span>downloaded onto an external USB hard drive –<text:span text:style-name="T42"> without needing to access the Internet</text:span>. </text:p>
      <text:p text:style-name="P38"/>
      <text:p text:style-name="P38"><text:span text:style-name="T42">This guide tells how to get the latest updates from the Internet (or other already updated mirror) and ensure that those updates are stored on an external USB hard drive that is dedicated for that purpose. The program we use to retrieve Linux software and updates from the repositories and mirrors is called </text:span><text:span text:style-name="T7">apt-mirror</text:span><text:span text:style-name="T4">. It is a command-line only program so it does not have a nice graphical interface, so I’ve created a script that makes it relatively easy to use apt-mirror. The script file is named </text:span><text:span text:style-name="T7">update-mirror.sh</text:span><text:span text:style-name="T4"> and is located in the root directory of the 1 TB Full Wasta-Offline Mirror external USB drives that I distribute. </text:span></text:p>
      <text:h text:style-name="Heading_20_3" text:outline-level="3">Get<text:span text:style-name="T64">ting</text:span> Started</text:h>
      <text:h text:style-name="P51" text:outline-level="4">Step 1. Plug in the Full Wasta-Offline Mirror USB external hard drive</text:h>
      <text:p text:style-name="Standard"><text:span text:style-name="Strong_20_Emphasis"><text:span text:style-name="T35">With Wasta Linux booted up and running</text:span></text:span><text:span text:style-name="Strong_20_Emphasis"><text:span text:style-name="T25">, insert the latest wasta-offline external drive </text:span></text:span><text:span text:style-name="Strong_20_Emphasis"><text:span text:style-name="T36">you received from Bill Martin </text:span></text:span><text:span text:style-name="Strong_20_Emphasis"><text:span text:style-name="T25">that contains the </text:span></text:span><text:span text:style-name="Strong_20_Emphasis"><text:span text:style-name="T37">Full Wasta Offline Mirror</text:span></text:span><text:span text:style-name="Strong_20_Emphasis"><text:span text:style-name="T25"> already installed </text:span></text:span><text:span text:style-name="Strong_20_Emphasis"><text:span text:style-name="T38">on it</text:span></text:span><text:span text:style-name="Strong_20_Emphasis"><text:span text:style-name="T25">.</text:span></text:span></text:p>
      <text:p text:style-name="Standard"><text:span text:style-name="Strong_20_Emphasis"/></text:p>
      <text:p text:style-name="P2"><draw:frame draw:style-name="fr2" draw:name="Image1" text:anchor-type="paragraph" svg:width="3.0252in" svg:height="2.2772in" draw:z-index="0"><draw:image xlink:href="../wasta-docs-images/Plug-in-Wasta-Offline-External-Drive.png" xlink:type="simple" xlink:show="embed" xlink:actuate="onLoad"/></draw:frame></text:p>
      <text:p text:style-name="P41"><text:span text:style-name="T19">The </text:span>wasta-offline <text:span text:style-name="T19">program should</text:span> start automatically within a few seconds after a the wasta-offline external hard drive is plugged in. </text:p>
      <text:p text:style-name="P41"/>
      <text:h text:style-name="Heading_20_4" text:outline-level="4"><text:soft-page-break/>Step 2. Cancel at the password prompt</text:h>
      <text:p text:style-name="P41"><text:span text:style-name="T20">You will be updating the wasta-offline software on this external drive so you will </text:span><text:span text:style-name="T8">not</text:span><text:span text:style-name="T20"> be running wasta-offline in this case. So click the </text:span><text:span text:style-name="T8">Cancel</text:span><text:span text:style-name="T20"> button on the “Authentication is required to run wasta [Offline}” dialog:</text:span></text:p>
      <text:p text:style-name="P3"/>
      <text:p text:style-name="Standard"><draw:frame draw:style-name="fr3" draw:name="Image6" text:anchor-type="paragraph" svg:width="4.7717in" svg:height="2.4339in" draw:z-index="14"><draw:image xlink:href="../wasta-docs-images/Cancel-Enter-Password-for-wasta-offline.png" xlink:type="simple" xlink:show="embed" xlink:actuate="onLoad"/></draw:frame></text:p>
      <text:p text:style-name="Standard"><text:span text:style-name="T21">Clicking </text:span><text:span text:style-name="T9">Cancel</text:span><text:span text:style-name="T21"> will quit the wasta-offline program. </text:span></text:p>
      <text:h text:style-name="Heading_20_4" text:outline-level="4">Step 3. Start up the File Manager <text:span text:style-name="T72">(“Files”)</text:span></text:h>
      <text:p text:style-name="Standard"><text:span text:style-name="T24">Keep </text:span>the external 1TB drive plugged into the computer for the following steps. </text:p>
      <text:p text:style-name="Standard">Hover your mouse over the icons in the panel of programs near the lower left corner of your screen until you see the <text:span text:style-name="T6">Files</text:span> program. <text:span text:style-name="T65">R</text:span>un the <text:span text:style-name="T15">File Manager</text:span> program by clicking once on the <text:span text:style-name="T6">Files</text:span> tray icon:</text:p>
      <text:p text:style-name="Standard"/>
      <text:p text:style-name="P2"><draw:frame draw:style-name="fr3" draw:name="Image3" text:anchor-type="paragraph" svg:width="3.2228in" svg:height="1.1862in" draw:z-index="1"><draw:image xlink:href="../wasta-docs-images/Files-Tray-Icon-highlighted.png" xlink:type="simple" xlink:show="embed" xlink:actuate="onLoad"/></draw:frame></text:p>
      <text:p text:style-name="P4">We <text:span text:style-name="T72">usually </text:span>refer to the <text:span text:style-name="T6">Files</text:span> program as the <text:span text:style-name="T6">File Manager</text:span> (<text:span text:style-name="T22">or by its </text:span>real Linux name, <text:span text:style-name="T22">which</text:span> is <text:span text:style-name="T6">Nemo</text:span>). <text:span text:style-name="T22">Here is a view of what you should see when the </text:span><text:span text:style-name="T10">File </text:span><text:span text:style-name="T16">Manager</text:span><text:span text:style-name="T22"> program is running - with the 1TB external Full Wasta-Offline Mirror plugged into the computer:</text:span></text:p>
      <text:p text:style-name="P4"/>
      <text:p text:style-name="P4"><draw:frame draw:style-name="fr2" draw:name="Image4" text:anchor-type="paragraph" svg:width="6.3165in" svg:height="3.4063in" draw:z-index="15"><draw:image xlink:href="../wasta-docs-images/Files-Nemo-showing-LM-UPDATES-Device.png" xlink:type="simple" xlink:show="embed" xlink:actuate="onLoad"/></draw:frame><text:soft-page-break/></text:p>
      <text:p text:style-name="P5"><text:span text:style-name="T73">U</text:span>nder <text:span text:style-name="T6">Devices</text:span><text:span text:style-name="T25"> </text:span><text:span text:style-name="T39">i</text:span><text:span text:style-name="T73">n the left panel you should see the</text:span> <text:span text:style-name="T17">LM-UPDATES</text:span><text:span text:style-name="T24"> device, which is the label Bill has given to the external drive containing the full wasta-offline mirror.</text:span> The presence of the little round icon to its right indicates that the LM-UPDATES device is “mounted” in the computer’s file system. </text:p>
      <text:h text:style-name="Heading_20_4" text:outline-level="4">Step 4. Select the external USB device (“LM-UPDATES”)</text:h>
      <text:p text:style-name="P5">Now select the <text:span text:style-name="T6">LM-UPDATES</text:span> device by clicking on it with your mouse pointer. The Files program should now display the contents of the LM-UPDATES device in the right hand pane of the Files’ window <text:span text:style-name="T23">as shown below:</text:span></text:p>
      <text:p text:style-name="P5"/>
      <text:p text:style-name="P5"><draw:frame draw:style-name="fr2" draw:name="Image2" text:anchor-type="paragraph" svg:width="6.3319in" svg:height="3.4138in" draw:z-index="16"><draw:image xlink:href="../wasta-docs-images/Files-Nemo-showing-update-mirror.sh-script.png" xlink:type="simple" xlink:show="embed" xlink:actuate="onLoad"/></draw:frame></text:p>
      <text:p text:style-name="P7"><text:soft-page-break/>The <text:span text:style-name="T6">update-mirror.sh</text:span> file is <text:span text:style-name="T62">a</text:span> script fil<text:span text:style-name="T62">e </text:span>that we will run to update the software package data on the external hard drive. <text:span text:style-name="T66">It is shown highlighted in the illustration above. </text:span></text:p>
      <text:p text:style-name="P7"/>
      <text:p text:style-name="P7"><text:span text:style-name="T66">The </text:span><text:span text:style-name="T12">update-mirror.sh</text:span><text:span text:style-name="T66"> script is one of a collection of wasta-scripts created by Bill Martin to manage the creation and maintenance of Full Wasta-Offline Mirrors on multiple 1TB USB hard drives. The scripts are maintained in a GitHub repository located at: </text:span><text:a xlink:type="simple" xlink:href="https://github.com/pngbill-scripts/wasta-scripts" text:style-name="Internet_20_link" text:visited-style-name="Visited_20_Internet_20_Link"><text:span text:style-name="T66">https://github.com/pngbill-scripts/wasta-scripts</text:span></text:a><text:span text:style-name="T66">. A copy of this repository that includes all of the wasta-scripts is provided on the USB external drive provided by Bill Martin.</text:span></text:p>
      <text:h text:style-name="Heading_20_4" text:outline-level="4">Step 5. Run the update-mirror.sh script</text:h>
      <text:p text:style-name="P8">T<text:span text:style-name="T67">o run the update-mirror.sh script you </text:span>will need to access the Internet, so make sure that your computer has access to the Internet.</text:p>
      <text:p text:style-name="P8"/>
      <text:p text:style-name="P39">WARNING: You should continue this procedure only if your Internet data plan is capable of downloading gigabytes of data at no extra cost or at reasonable cost. The update procedure that we are about to do may need to download anywhere from a few kilobytes up to a few gigabytes.</text:p>
      <text:p text:style-name="P6"/>
      <text:p text:style-name="P6"><text:span text:style-name="T6">With your mouse double click on the update-mirror.sh file.</text:span> <text:span text:style-name="T24">You should see the following dialog:</text:span></text:p>
      <text:p text:style-name="P6"/>
      <text:p text:style-name="P10"><draw:frame draw:style-name="fr2" draw:name="Image5" text:anchor-type="paragraph" svg:width="5.3709in" svg:height="1.3217in" draw:z-index="2"><draw:image xlink:href="../wasta-docs-images/Run-in-Terminal-dialog.png" xlink:type="simple" xlink:show="embed" xlink:actuate="onLoad"/></draw:frame></text:p>
      <text:p text:style-name="P9">Click on the <text:span text:style-name="T6">Run in Terminal</text:span> button. The computer will open a Terminal window and the <text:span text:style-name="T6">update-mirror.sh</text:span> script will start running inside that Terminal window:</text:p>
      <text:p text:style-name="P9"/>
      <text:p text:style-name="P9"><draw:frame draw:style-name="fr2" draw:name="Image7" text:anchor-type="paragraph" svg:width="4.3256in" svg:height="2.8854in" draw:z-index="3"><draw:image xlink:href="../wasta-docs-images/Terminal-waiting-for-password.png" xlink:type="simple" xlink:show="embed" xlink:actuate="onLoad"/></draw:frame></text:p>
      <text:h text:style-name="Heading_20_4" text:outline-level="4"><text:soft-page-break/>Step 6. Type your password <text:span text:style-name="T74">(“blindly”)</text:span></text:h>
      <text:p text:style-name="P11">The Terminal <text:span text:style-name="T68">prompts the user (in this case the user is bill)</text:span> for <text:span text:style-name="T6">[sudo] password for bill:</text:span><text:span text:style-name="T26"> </text:span><text:span text:style-name="T40">The </text:span><text:span text:style-name="T26">password is the password that I enter </text:span><text:span text:style-name="T33">when Wasta starts up </text:span><text:span text:style-name="T26">at login. </text:span><text:span text:style-name="T40">If the user is not an administrator, the password needs to be the password for the administrator. </text:span><text:span text:style-name="T28">The prompt will have your user name instead of bill. </text:span></text:p>
      <text:p text:style-name="P34"/>
      <text:p text:style-name="P11"><text:span text:style-name="T28">When typing your password </text:span><text:span text:style-name="T26">you need to take care, because in a Terminal, Linux does not echo the keys you are typing for security reasons. Hence, </text:span><text:span text:style-name="T13">you will need to type your password blindly with the screen giving no feedback to help you</text:span><text:span text:style-name="T26">. Press the Enter key after typing your password. If you have typed your password correctly, the script will move on. If you make a mistake, the Terminal will </text:span><text:span text:style-name="T28">say “Sorry, try again.” and </text:span><text:span text:style-name="T26">continue to ask for your password until you type it correctly – or </text:span><text:span text:style-name="T27">you can</text:span><text:span text:style-name="T26"> abort the running of the script by typing Ctrl + C (hold down the Ctrl key and press the C key, then release both) </text:span><text:span text:style-name="T27">if you decide not to proceed</text:span><text:span text:style-name="T26">.</text:span></text:p>
      <text:p text:style-name="P32"/>
      <text:h text:style-name="Heading_20_4" text:outline-level="4">Step 7. Tell the script where to get software updates (<text:span text:style-name="T74">type number</text:span> 1, 2, 3, or 4)</text:h>
      <text:p text:style-name="P12"><text:span text:style-name="T26">O</text:span><text:span text:style-name="T25">nce you have successfully entered your password into the Terminal, the script continues to run and will output some information to the screen. </text:span><text:span text:style-name="T29">In a </text:span><text:span text:style-name="T33">short time</text:span><text:span text:style-name="T29">, it will pause for 60 seconds and wait for your to respond to the prompt </text:span><text:span text:style-name="T30">illustrated in the screen shot below</text:span><text:span text:style-name="T29">:</text:span></text:p>
      <text:p text:style-name="P13"/>
      <text:p text:style-name="P13"><draw:frame draw:style-name="fr2" draw:name="Image8" text:anchor-type="paragraph" svg:width="6.8228in" svg:height="4.7189in" draw:z-index="4"><draw:image xlink:href="../wasta-docs-images/Terminal-waiting-for-user-to-select-1-to-4.png" xlink:type="simple" xlink:show="embed" xlink:actuate="onLoad" draw:filter-name="&lt;All formats&gt;"/></draw:frame></text:p>
      <text:p text:style-name="P17"><text:soft-page-break/>This documentation assumes that you have good/affordable Internet access so you should type the number <text:span text:style-name="T6">2</text:span> to <text:span text:style-name="T68">indicate to the script that you have selected the following option:</text:span></text:p>
      <text:p text:style-name="P17"/>
      <text:p text:style-name="P40"><text:span text:style-name="T68">2) </text:span>Get software updates directly from the Internet <text:span text:style-name="T45">(might be expensive!)</text:span></text:p>
      <text:p text:style-name="P16"/>
      <text:p text:style-name="P42"><text:span text:style-name="T30">If you do not respond within 60 seconds the </text:span><text:span text:style-name="T18">4) Quit</text:span><text:span text:style-name="T30"> option will automatically be selected and the script will abort without downloading any information </text:span><text:span text:style-name="T34">(and show the following message in the Terminal)</text:span><text:span text:style-name="T30">:</text:span></text:p>
      <text:p text:style-name="P16"/>
      <text:p text:style-name="P16"><draw:frame draw:style-name="fr3" draw:name="Image9" text:anchor-type="paragraph" svg:width="6.6819in" svg:height="0.7161in" draw:z-index="5"><draw:image xlink:href="../wasta-docs-images/Terminal-no-selection-made.png" xlink:type="simple" xlink:show="embed" xlink:actuate="onLoad"/></draw:frame></text:p>
      <text:p text:style-name="P20">and you can press the <text:span text:style-name="T6">Enter</text:span> key to close the terminal window. <text:span text:style-name="T45">If the countdown gets to </text:span>1<text:span text:style-name="T45"> before you can respond, you can simply run the update-mirror.sh script more than once if necessary to complete the operation of downloading software updates. </text:span></text:p>
      <text:p text:style-name="P15"/>
      <text:p text:style-name="P15"><text:span text:style-name="T45">The</text:span> number 1 <text:span text:style-name="T45">option would be selected by users located at Ukarumpa who have access to the Linux mirrors that are kept up to date on the Ukarumpa PNG servers. The number </text:span>3 <text:span text:style-name="T45">option would be selected by someone who has good access to a different server (in which case the script would ask you to type in a network path to that server). The number</text:span> 4 <text:span text:style-name="T45">option will just quit running the update-mirror script before downloading any data.</text:span> </text:p>
      <text:h text:style-name="P52" text:outline-level="4">Step 8. Wait for the software updates to download</text:h>
      <text:p text:style-name="P19">Assuming that you select option <text:span text:style-name="T6">2</text:span> the script continues. <text:span text:style-name="T46">The script makes some checks and installs and configures the apt-mirror program if necessary. It then begins the download of some index files that it uses to determine what software packages need to be updated in the existing mirror:</text:span></text:p>
      <text:p text:style-name="P18"/>
      <text:p text:style-name="P18"><draw:frame draw:style-name="fr2" draw:name="Image10" text:anchor-type="paragraph" svg:width="4.6134in" svg:height="3.4161in" draw:z-index="6"><draw:image xlink:href="../wasta-docs-images/Terminal-processing-indexes.png" xlink:type="simple" xlink:show="embed" xlink:actuate="onLoad"/></draw:frame></text:p>
      <text:p text:style-name="P21"><text:soft-page-break/></text:p>
      <text:p text:style-name="P21">The above processing will take a few minutes. Once the “Processing indexes...” step has finished, the script will <text:span text:style-name="T47">automatically </text:span>start the actual download of the software updates:</text:p>
      <text:p text:style-name="P14"/>
      <text:p text:style-name="P14"><draw:frame draw:style-name="fr2" draw:name="Image11" text:anchor-type="paragraph" svg:width="4.9917in" svg:height="3.6957in" draw:z-index="7"><draw:image xlink:href="../wasta-docs-images/Terminal-x-will-be-downloaded-into-archive.png" xlink:type="simple" xlink:show="embed" xlink:actuate="onLoad"/></draw:frame></text:p>
      <text:p text:style-name="P21">Note the amount of data that “will be downloaded into archive.” Depending on how long since you last updated the mirror, this amount can range from 0 bytes to a number of Gigabytes of data. The time needed will depend on <text:span text:style-name="T47">the speed of your Internet/network connection and amount of data to download.</text:span></text:p>
      <text:p text:style-name="P21"/>
      <text:p text:style-name="P23">The process continues automatically until the download process has completed. Once the download has completed, the script does some house-cleaning:</text:p>
      <text:p text:style-name="P23"/>
      <text:p text:style-name="P23"><draw:frame draw:style-name="fr2" draw:name="Image12" text:anchor-type="paragraph" svg:width="6.161in" svg:height="2.3091in" draw:z-index="8"><draw:image xlink:href="../wasta-docs-images/Terminal-post-mirror-cleanup.png" xlink:type="simple" xlink:show="embed" xlink:actuate="onLoad"/></draw:frame></text:p>
      <text:p text:style-name="P23">and will present another <text:span text:style-name="T48">(optional) </text:span>timed prompt that looks like this:</text:p>
      <text:p text:style-name="P22"/>
      <text:p text:style-name="P22"><draw:frame draw:style-name="fr3" draw:name="Image13" text:anchor-type="paragraph" svg:width="6.2583in" svg:height="1.3075in" draw:z-index="9"><draw:image xlink:href="../wasta-docs-images/Terminal-hash-sum-mismatch-bypass.png" xlink:type="simple" xlink:show="embed" xlink:actuate="onLoad"/></draw:frame><text:soft-page-break/></text:p>
      <text:p text:style-name="P24">If you are watching the script run when this prompt appears, you can safely type <text:span text:style-name="T6">1</text:span> or <text:span text:style-name="T69">just </text:span>allow the countdown to go down to 1, after which the script will finish normally:</text:p>
      <text:p text:style-name="P24"/>
      <text:p text:style-name="P24"><draw:frame draw:style-name="fr3" draw:name="Image14" text:anchor-type="paragraph" svg:width="6.5457in" svg:height="1.4236in" draw:z-index="10"><draw:image xlink:href="../wasta-docs-images/Terminal-script-has-finished.png" xlink:type="simple" xlink:show="embed" xlink:actuate="onLoad"/></draw:frame></text:p>
      <text:p text:style-name="P25">At this point just press the <text:span text:style-name="T6">Enter</text:span> key to close the Terminal window. </text:p>
      <text:p text:style-name="P25"/>
      <text:p text:style-name="P33">You would only run the postmirror2.sh script if you saw a warning message in the script’s output that indicated that it encountered “Hash Sum mismatch errors”.</text:p>
      <text:h text:style-name="Heading_20_4" text:outline-level="4">Step 9. Press Enter to exit and close the Terminal session </text:h>
      <text:p text:style-name="P43"><text:span text:style-name="T34">Once the script has finished and you have pressed </text:span><text:span text:style-name="T14">Enter</text:span><text:span text:style-name="T34"> to close the Terminal window.</text:span></text:p>
      <text:h text:style-name="Heading_20_4" text:outline-level="4">Step 10. Remove the USB external hard drive</text:h>
      <text:p text:style-name="P43"><text:span text:style-name="T41">Y</text:span><text:span text:style-name="T32">ou can </text:span><text:span text:style-name="T41">now</text:span><text:span text:style-name="T32"> </text:span>"Safely Remove" the external USB hard drive mirror. <text:span text:style-name="T51">Hover the mouse over the icons found on the lower right corner of the desktop as you look for </text:span>the <text:span text:style-name="T11">Removable drives </text:span><text:span text:style-name="T31">icon</text:span><text:span text:style-name="T25">:</text:span></text:p>
      <text:p text:style-name="P28"/>
      <text:p text:style-name="Standard"><draw:frame draw:style-name="fr3" draw:name="Image15" text:anchor-type="paragraph" svg:width="4.511in" svg:height="0.7583in" draw:z-index="11"><draw:image xlink:href="../wasta-docs-images/Removable-Drives-Tray-Icon.png" xlink:type="simple" xlink:show="embed" xlink:actuate="onLoad"/></draw:frame></text:p>
      <text:p text:style-name="Standard"><text:span text:style-name="T51">Click on</text:span> the <text:span text:style-name="T11">Removable drives</text:span><text:span text:style-name="T31"> icon to display the pop up menu:</text:span> </text:p>
      <text:p text:style-name="Standard"/>
      <text:p text:style-name="P35"><draw:frame draw:style-name="fr3" draw:name="Image16" text:anchor-type="paragraph" svg:width="4.1457in" svg:height="1.3752in" draw:z-index="12"><draw:image xlink:href="../wasta-docs-images/Removable-Drives-Tray-popup-menu.png" xlink:type="simple" xlink:show="embed" xlink:actuate="onLoad"/></draw:frame></text:p>
      <text:p text:style-name="P29"><text:soft-page-break/>The external USB drive <text:span text:style-name="T49">mirror we are demonstrating</text:span> is named <text:span text:style-name="T6">LM-UPDATES.</text:span> <text:span text:style-name="T49">In this case i</text:span>t is the only device listed in the removable drives menu list (there may be other drives listed for your computer). Click on the icon <text:span text:style-name="T50">shown in the illustration above to safely remove the external drive containing the wasta-offline updates (mirror).</text:span></text:p>
      <text:p text:style-name="P29"/>
      <text:p text:style-name="P31">You may see a brief notification at the top of your screen that says:</text:p>
      <text:p text:style-name="P31"/>
      <text:p text:style-name="P31"><draw:frame draw:style-name="fr3" draw:name="Image19" text:anchor-type="paragraph" svg:width="4.8902in" svg:height="0.4827in" draw:z-index="19"><draw:image xlink:href="../wasta-docs-images/You-can-now-unplug-LM-UPDATES.png" xlink:type="simple" xlink:show="embed" xlink:actuate="onLoad"/></draw:frame></text:p>
      <text:p text:style-name="P31">Unplug the external USB drive.</text:p>
      <text:p text:style-name="P31"/>
      <text:p text:style-name="P30">If <text:span text:style-name="T71">instead, </text:span>you see <text:span text:style-name="T70">a brief notification that says:</text:span></text:p>
      <text:p text:style-name="P30"/>
      <text:p text:style-name="P30"><draw:frame draw:style-name="fr3" draw:name="Image17" text:anchor-type="paragraph" svg:width="4.3362in" svg:height="0.9571in" draw:z-index="17"><draw:image xlink:href="../wasta-docs-images/Failed-to-mount-LM-UPDATES.png" xlink:type="simple" xlink:show="embed" xlink:actuate="onLoad"/></draw:frame></text:p>
      <text:p text:style-name="P31">make sure that you have pressed the Enter key within the Terminal window and the Terminal window has closed:</text:p>
      <text:p text:style-name="P31"/>
      <text:p text:style-name="P31"><draw:frame draw:style-name="fr3" draw:name="Image18" text:anchor-type="paragraph" svg:width="6.5457in" svg:height="1.4236in" draw:z-index="18"><draw:image xlink:href="../wasta-docs-images/Terminal-script-has-finished.png" xlink:type="simple" xlink:show="embed" xlink:actuate="onLoad"/></draw:frame></text:p>
      <text:p text:style-name="P31">If the “Failed to unmount...” notification persists even after you have closed the Terminal (and it is not minimized on the task bar), it is generally safe to go ahead and unplug the external USB hard drive</text:p>
      <text:p text:style-name="P31">even if the “Failed to unmount...” notification persists <text:span text:style-name="T71">when you try to “safely remove” the drive with the “Removable drives” pop up menu as shown farther above.</text:span></text:p>
      <text:h text:style-name="Heading_20_4" text:outline-level="4">Step 11. Keep your <text:span text:style-name="T75">F</text:span>ull Wasta-Offline Mirror up to date</text:h>
      <text:p text:style-name="P27">You may run the update-mirror.sh script periodically as described in this document. Update your mirror as often as you want to collect any software updates to bring the external 1TB mirror up to date.</text:p>
      <text:h text:style-name="Heading_20_4" text:outline-level="4">Step 12. Use your Full Wasta-Offline Mirror to update and install software on any Wasta Computer</text:h>
      <text:p text:style-name="P26"><text:span text:style-name="T6">Next logical step</text:span> – use the updated 1TB <text:span text:style-name="T75">Full </text:span>Wasta-Offline Mirror to update the Wasta Linux system <text:span text:style-name="T75">and install Linux software on</text:span> your computers! <text:span text:style-name="T52">That process is described and illustrated in the document named: “</text:span><text:a xlink:type="simple" xlink:href="../How%20to%20update%20your%20Wasta-Linux%20software%20offline%20by%20memory%20stick%20or%20external%20hard%20drive.html" text:style-name="Internet_20_link" text:visited-style-name="Visited_20_Internet_20_Link"><text:span text:style-name="T52">How to update your Wasta-Linux software offline by memory stick or external hard drive</text:span></text:a><text:span text:style-name="T5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style:font-name="Arial" fo:font-size="10pt" fo:font-weight="bold" officeooo:paragraph-rsid="004d0a2a" style:font-size-asian="10pt" style:font-weight-asian="bold" style:font-size-complex="10pt" style:font-weight-complex="bold"/>
    </style:style>
    <style:style style:name="MT1" style:family="text">
      <style:text-properties officeooo:rsid="002c5fe1"/>
    </style:style>
    <style:style style:name="MT2" style:family="text">
      <style:text-properties officeooo:rsid="00230dc4"/>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number:date-style style:name="N80">
      <number:day/>
      <number:text>. </number:text>
      <number:month number:textual="true"/>
      <number:text>. </number:text>
      <number:year number:style="long"/>
    </number:date-style>
  </office:automatic-styles>
  <office:master-styles>
    <style:master-page style:name="Standard" style:page-layout-name="Mpm1">
      <style:footer>
        <text:p text:style-name="MP1">How to Get the Latest Wasta-Offline Mirror Updates<text:tab/><text:tab/><text:span text:style-name="MT1"> </text:span><text:span text:style-name="MT1"><text:modification-date style:data-style-name="N80">30. Aug. 2017</text:modification-date></text:span><text:tab/><text:tab/><text:tab/><text:span text:style-name="MT2">Page </text:span><text:span text:style-name="MT2"><text:page-number text:select-page="current">9</text:page-number></text:span><text:span text:style-name="MT2"> of </text:span><text:span text:style-name="MT2"><text:page-count>10</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06T14:10:46.497752765</meta:creation-date>
    <dc:date>2017-08-30T13:59:56.749006293</dc:date>
    <meta:editing-duration>PT12H50M55S</meta:editing-duration>
    <meta:editing-cycles>54</meta:editing-cycles>
    <meta:generator>LibreOffice/5.3.5.2$Linux_X86_64 LibreOffice_project/30m0$Build-2</meta:generator>
    <meta:document-statistic meta:table-count="0" meta:image-count="20" meta:object-count="0" meta:page-count="10" meta:paragraph-count="78" meta:word-count="2206" meta:character-count="12931" meta:non-whitespace-character-count="10787"/>
  </office:meta>
</office:document-meta>
</file>